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start" style:justify-single-word="false"/>
    </style:style>
    <style:style style:name="P3" style:family="paragraph" style:parent-style-name="Text_20_body">
      <style:paragraph-properties fo:line-height="200%"/>
      <style:text-properties style:text-underline-style="none"/>
    </style:style>
    <style:style style:name="P4" style:family="paragraph" style:parent-style-name="Text_20_body">
      <style:paragraph-properties fo:line-height="200%"/>
    </style:style>
    <style:style style:name="T1" style:family="text">
      <style:text-properties style:text-underline-style="none"/>
    </style:style>
    <style:style style:name="T2" style:family="text">
      <style:text-properties fo:language="en"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 up for project</text:p>
      <text:p text:style-name="P1">Samuel Goldsmith<text:tab/></text:p>
      <text:p text:style-name="P1">3/20/2019</text:p>
      <text:p text:style-name="P1"/>
      <text:p text:style-name="P1"/>
      <text:p text:style-name="P1"><text:tab/>In the first week of I read a book called IOS 11 Programming Fundamentals with Swift, by Matt Neuburg. The book attempts to teach the Swift language from "the ground up".</text:p>
      <text:p text:style-name="P1"><text:tab/> In chapter one the book discusses how swift code is organized and it introduces variables, functions, scopes, namespaces, object types and their instances. </text:p>
      <text:p text:style-name="P1"><text:tab/> Chapter two discusses the functions in swift it discusses how functions are declared and called. It also covered parameters, such as external parameter names, default parameters, and variadic parameters. Then it talked about functions inside functions, functions as first-class values, anonymous functions, functions as closures, curried functions, and function references and selectors. </text:p>
      <text:p text:style-name="P1"><text:tab/>Chapter three covers swift variables, then their scope and lifetime, and how they are declared and initialized, along with features such as computed variables and setter observers. Then some important built-in Swift types are introduced, including Booleans, numbers, strings, ranges, tuples, and Optionals. </text:p>
      <text:p text:style-name="P1"><text:tab/>Chapter four covers Swift object types classes, structs, and enums. It explains how these three object types work, and how you declare, instantiate, and use them. Then it proceeds to polymorphism and casting, protocols, generics, and extensions. The chapter ends with a discussion of Swift's umbrella types, such as Any and AnyObject, and collection types in example Array, Dictionary, and Sets. </text:p>
      <text:p text:style-name="P1"><text:tab/></text:p>
      <text:p text:style-name="P1"><text:soft-page-break/><text:tab/>The book final chapter talks about Swift's Flow control structures for branching, looping and jumping , and Swift 4 feature, key paths, and explain to create your own Swift operators. The chapter concludes by describing Swift access control , and memory management. </text:p>
      <text:p text:style-name="P1"><text:tab/><text:tab/>This book was helpful to get a basic understanding of swift for the next book I was to read which was Sams Teach Yourself: iOS 9 Application Development in 24 Hours, Seventh Edition by John Ray. The first chapter introduces you to the iOS platform, its capabilities, and its limitations. <text:s/>I learned about the different iOS devices, graphic features, RAM sizes, and the various sensors that you can use in your applications. <text:s/>Then the chapter was ended by talking about a few different development technologies that this book uses the main one it talks about which is Xcode.</text:p>
      <text:p text:style-name="P1"><text:tab/>The second chapter covers the Xcode development environment and the set of tools what someone would use to create an application. It also talks about using Apple's templates to create projects and the editing and navigation capabilities of Xcode. It then instructed on how to build a simple iOs application using iOs Simulator a very helpful program in application development. </text:p>
      <text:p text:style-name="P1"><text:tab/>The third chapter covered some basics on object oriented programming and Swift. The chapter covered classes, declared objects and call methods and using loops and decision statements to create code. The third chapter was pretty straight forward and had been covered in the previous book I had read. </text:p>
      <text:p text:style-name="P1">The fourth chapter talks about Cocoa Touch, Media, Core Services, and Core OS. It also layout the basic structures of applications and it reviews some common classes that you will encounter including data types the the UI controls. </text:p>
      <text:p text:style-name="P1">The fifth chapter describes the Xcode interface builder editor and the tools it provides for building interfaces for your applications. It also teaches you how to use the interface builders story boards and how to access the GUI elements from the object library. It takes you though how the onscreen controls can be customized for the visually impaired.</text:p>
      <text:p text:style-name="P1"><text:soft-page-break/></text:p>
      <text:p text:style-name="P1"><text:tab/>Chapter six teaches about mobile viewer controller applications. It also explores the design pattern of how it separates the display logic and data components of the application, aswell as the design within xcodes core data views and view controllers. The chapter finishes off by working though an application that uses the single view template. </text:p>
      <text:p text:style-name="P1"><text:tab/>Chapter seven goes over pretty simple concepts it covers common input and output features, it also covers text fields and text views for both virtual keyboards and physical ones. It goes in depth about text views that can handle multiple input lines aswell as scrolling making them the best choice for when you have large amounts of texts your working with. The chapter ends with a quiz and goes over buttons, button states and how they can be used in different ways though the code. </text:p>
      <text:p text:style-name="P1"><text:tab/>Chapter eight covered three different visual elements that can be added to any application, they are views, visual effects viewers, sliders , and steppers. Image views give a way to display images that you have in your application allowing you to make animations. I then going into detail making you create an application that further explores visual effect viewers that was pretty helpful to my main project.</text:p>
      <text:p text:style-name="P1"><text:tab/>Chapter nine explores hot to use two controls to enable application to respond to users with simple buttons or text fields. It then goes in the proper way to play out an application to be touch screen fieldly. It ends the chapter by explaining how to use web viewers to bring web content to you application. <text:s/></text:p>
      <text:p text:style-name="P1"><text:tab/>Chapter ten was very useful to my project, it goes into detail explaining how to make two types of dialog boxes one for alerts and the other for actions. This allows the user to set critical alerts and messages aswell as the application to do the same. The chapter finishes by going into detail about using the system sound services to work in collaboration with the alert system. </text:p>
      <text:p text:style-name="P1"><text:soft-page-break/><text:tab/>At this point I switched books to Program the Internet of Things with Swift for iOS: Learn How to Program Apps for the Internet of Things by Ahmed Bakir.</text:p>
      <text:p text:style-name="P1"><text:tab/>In the first chapter is discusses how to perform many critical project life cycle tasks in Xcode. These tasks included creating a new project, connecting your Apple Developer Program account to Xcode, using Xcode's refactoring tools, building a user interface, and using Interface Builder to connect storyboards to your code. This chapter was heavy on images and step-by-step instructions, reflecting the visual nature of working with Xcode. </text:p>
      <text:p text:style-name="P1"><text:tab/>This was very helpful for my project because I had very little understanding of Xcode before this and very little expertise even using mac OS, I had to rent a remote desktop to do my work for this project since Xcode is not for windows. </text:p>
      <text:p text:style-name="P1"><text:tab/>The Second chapter covers what the first chapter set up and allowed me to understand how to add location permissions, distance calculation, and the ability to display the locations on a map. Then <text:s/>it discribed how to access sensitive permissions on a user's device, Apple makes you jump through a lot of hoops in project setup and make the calls to display the request to the user. The chapter finishes it self with discribing how protocols can help you implement callbacks from Apple's hardware frameworks and even define how to draw paths on a maps.</text:p>
      <text:p text:style-name="P1"><text:tab/><text:tab/>In the third chapter of this book it took the instruction on how you could set up a gps powered application and make it more acurate with more features and have better battery life by using the core motion framework which allowed you to access the M-series motion co-proccessor on apple products like the iphone and the apple watch. It then taught you how to set up manager objects for several of the sensors and how to respond to their asynchronous updates using completion handlers. The book then covered setting up a manager, and how to make an application repond to updates and stopping requests, and started explaining have to integrate an altimeter. Then finally the chapter started talking about how Apple was trying to move towards more completion handler based workflow for <text:soft-page-break/>their framewworks. It talked about how compilation handlers are very convenient int situation in which you must execute a quick action after another long running method completes. </text:p>
      <text:p text:style-name="P1"><text:tab/><text:tab/>In the fourth chapter it starts by expanding on the data management and explaining how to add a Table View Controller for displaying your data history. It also Explained how to use HealthKit to securely import and export health data in the an application, before the only way I knew house to do it was to rely on property lists files for data management and it had no way to exporting information out of an application to to the strictness of apples framework. The chapter continues to explain how the HealthKit represents data, and how to allows you to manager users information and see information from the app and other application they use in tandum. Which is kinda intrusive in my person oppinion but was the only way I found to get information out of the application. <text:s/>The chapter ends by explaining explain how Healthkit is unique in its repreentation of data but the completion handlers are often applied to many Apple related frameworks, and talks about with small changes to the code it could be used in the apple watch which I didnt delve into my application is only Iphone based. </text:p>
      <text:p text:style-name="P1"><text:tab/><text:tab/>In the end for my project I used mainly the last and second book. My project was an attempt to make a work out application with a calender aspect, and the last book layed out the foundation perfectly for what I was trying to do. <text:s/>Both book were infulental to my project. If I do had to do this project again I would probably not do it in Swift and I would program for an android application instead of iphone due to the limitation I ran into and the problems I had with windows compatability and accessibility to complete my project. I litteraly I had to rent a Mac remote computer for twenty five dollars a month. <text:s/>Even with the challenges it was still a fun project even tho it was very time consum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9T22:00:44.49</meta:creation-date>
    <meta:editing-duration>PT9H54M25S</meta:editing-duration>
    <meta:editing-cycles>9</meta:editing-cycles>
    <meta:generator>OpenOffice/4.1.6$Win32 OpenOffice.org_project/416m1$Build-9790</meta:generator>
    <dc:date>2019-03-24T13:24:19.02</dc:date>
    <meta:document-statistic meta:table-count="0" meta:image-count="0" meta:object-count="0" meta:page-count="5" meta:paragraph-count="27" meta:word-count="1613" meta:character-count="9664"/>
  </office:meta>
</office:document-meta>
</file>